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240F8140F6942C6838C.png" manifest:media-type="image/png"/>
  <manifest:file-entry manifest:full-path="Pictures/10000001000005000000024067D1966A9E230BB7.png" manifest:media-type="image/png"/>
  <manifest:file-entry manifest:full-path="Pictures/100000010000050000000240B0E2E57DA64F8EDB.png" manifest:media-type="image/png"/>
  <manifest:file-entry manifest:full-path="Pictures/100000010000050000000240E906D1DD14544DCF.png" manifest:media-type="image/png"/>
  <manifest:file-entry manifest:full-path="Pictures/1000000100000500000002408FFB2130D69817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font-name="Nimbus Sans" officeooo:rsid="0013ffeb" officeooo:paragraph-rsid="0013ffeb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13ffeb" officeooo:paragraph-rsid="0013ffeb"/>
    </style:style>
    <style:style style:name="T1" style:family="text">
      <style:text-properties officeooo:rsid="0014c9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2.6165in, 0.6945in, 4.00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2.2543in, 0.6752in, 2.95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2.6547in, 0.6346in, 2.97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2.8563in, 0.6154in, 3.713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2.5752in, 0.6752in, 3.172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5" text:anchor-type="char" svg:x="5.2256in" svg:y="0.0311in" svg:width="4.172in" svg:height="3.4638in" draw:z-index="4"><draw:image xlink:href="Pictures/1000000100000500000002408FFB2130D698176E.png" xlink:type="simple" xlink:show="embed" xlink:actuate="onLoad" draw:mime-type="image/png"/></draw:frame><draw:frame draw:style-name="fr2" draw:name="Image4" text:anchor-type="char" svg:x="0.2437in" svg:y="0.1866in" svg:width="4.2209in" svg:height="2.7654in" draw:z-index="3"><draw:image xlink:href="Pictures/100000010000050000000240E906D1DD14544DCF.png" xlink:type="simple" xlink:show="embed" xlink:actuate="onLoad" draw:mime-type="image/png"/></draw:frame><draw:frame draw:style-name="fr3" draw:name="Image3" text:anchor-type="char" svg:x="0.702in" svg:y="3.5382in" svg:width="4.002in" svg:height="2.7862in" draw:z-index="2"><draw:image xlink:href="Pictures/100000010000050000000240B0E2E57DA64F8EDB.png" xlink:type="simple" xlink:show="embed" xlink:actuate="onLoad" draw:mime-type="image/png"/></draw:frame><draw:frame draw:style-name="fr4" draw:name="Image2" text:anchor-type="char" svg:x="5.5563in" svg:y="3.6909in" svg:width="3.5126in" svg:height="2.7965in" draw:z-index="1"><draw:image xlink:href="Pictures/10000001000005000000024067D1966A9E230BB7.png" xlink:type="simple" xlink:show="embed" xlink:actuate="onLoad" draw:mime-type="image/png"/></draw:frame></text:p>
      <text:p text:style-name="P2"><draw:frame draw:style-name="fr5" draw:name="Image1" text:anchor-type="char" svg:x="0.7854in" svg:y="0.7189in" svg:width="3.9398in" svg:height="2.7654in" draw:z-index="0"><draw:image xlink:href="Pictures/100000010000050000000240F8140F6942C683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Nimbus Sans" officeooo:rsid="0013ffeb" officeooo:paragraph-rsid="0013ffeb"/>
    </style:style>
    <style:style style:name="MT1" style:family="text">
      <style:text-properties officeooo:rsid="0014c9c8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González Cárdenas Ángel Aquilez <text:span text:style-name="MT1">3CV2 Tarea 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1:04:03.798215490</meta:creation-date>
    <dc:date>2023-03-07T11:16:28.949651252</dc:date>
    <meta:editing-duration>PT1M34S</meta:editing-duration>
    <meta:editing-cycles>1</meta:editing-cycles>
    <meta:document-statistic meta:table-count="0" meta:image-count="5" meta:object-count="0" meta:page-count="2" meta:paragraph-count="1" meta:word-count="7" meta:character-count="44" meta:non-whitespace-character-count="38"/>
    <meta:generator>LibreOffice/7.3.7.2$Linux_X86_64 LibreOffice_project/30$Build-2</meta:generator>
  </office:meta>
</office:document-meta>
</file>